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_-* )</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there was sincerity in your voice.</text:p>
      <text:p text:style-name="Normal">Your hand was so soft and warm, she felt so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croissants.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chec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へ￣） → "( – ⌓ – ) ← [approximate evolution of her facial expression over the last five seconds]</text:p>
      <text:p text:style-name="Normal">“Apologise to all shut-ins in the world, starting from me.” Her tone left no room for discussion.</text:p>
      <text:p text:style-name="Normal">“Ah... I’m sorry ma’am,” then, bowing once to each cardinal direction, “sorry, everyone.”</text:p>
      <text:p text:style-name="Normal">Putting that aside, cafes seemed surprisingly rare around here, and she was starting to worry about whether you’d find one at all. But just as this slightest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away from looking like you were going to the beach. And, after staring at you for a second, she decided: however you were feeling right now, she wanted in.</text:p>
      <text:p text:style-name="Normal">So, she stopped, went “Mmm~~” as she stretched her arms, took a deep breath, and let all her worries out with a “Phew~”. The air was so very fresh, it smelled of spring alright. Her steps felt a little lighter, the sky felt a little wider, and the streets felt a little less busy. <text:span text:style-name="T1">Come to think of it, </text:span>there weren’t that many people going around in the first place. She hadn’t noticed how serene today was.</text:p>
      <text:p text:style-name="Normal">“Yeah. It’s the perfect day to get absolutely nothing done,” she answered.</text:p>
      <text:p text:style-name="Normal">“Right?”</text:p>
      <text:p text:style-name="Normal">When you passed by a supermarket,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h... Didn’t know you were into those.”</text:p>
      <text:p text:style-name="Normal">“I love spicy stuff! I don’t know how to explain it, but it’s like the pain makes me feel alive.”</text:p>
      <text:p text:style-name="Normal">“... What a weird guy,” she mumbled not so subtly.</text:p>
      <text:p text:style-name="Normal">“I don’t want to hear that from you,” you fired back.</text:p>
      <text:p text:style-name="Normal"><text:span text:style-name="T1">Yeah, fair enough, </text:span>she conceded with a grin and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text:p>
      <text:p text:style-name="Normal">While peace did return afterwards,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didn’t try to make conversation. And, she would be lying if she’d claimed that the patch of silence you walked together afterwards didn’t feel a little awkward.</text:p>
      <text:p text:style-name="Normal">“...”</text:p>
      <text:p text:style-name="Normal">Since she supposedly knew where to find the café, she was the one leading the way, and out of curiosity she took a peek at you to see how you were dealing with this atmosphere.</text:p>
      <text:p text:style-name="Normal">“’Sup?” And of course, you neither knew nor cared that you were supposed to feel awkward.</text:p>
      <text:p text:style-name="Normal"><text:span text:style-name="T1">Sigh... </text:span>“Nothing. Want some chewing gums?”</text:p>
      <text:p text:style-name="Normal">“Sure, thanks.”</text:p>
      <text:p text:style-name="Normal">And just like that, the silence felt a little more comfortable.</text:p>
      <text:p text:style-name="Normal"/>
      <text:p text:style-name="Normal"/>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